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0ed5" officeooo:paragraph-rsid="001c0ed5"/>
    </style:style>
    <style:style style:name="P2" style:family="paragraph" style:parent-style-name="Standard">
      <style:text-properties officeooo:rsid="001c0ed5" officeooo:paragraph-rsid="0022fbad"/>
    </style:style>
    <style:style style:name="P3" style:family="paragraph" style:parent-style-name="Standard">
      <style:text-properties fo:color="#ce181e" fo:font-size="15pt" officeooo:rsid="002120c7" officeooo:paragraph-rsid="002120c7" style:font-size-asian="15pt" style:font-size-complex="15pt"/>
    </style:style>
    <style:style style:name="P4" style:family="paragraph" style:parent-style-name="Standard">
      <style:text-properties fo:color="#ce181e" fo:font-size="14pt" officeooo:rsid="00271454" officeooo:paragraph-rsid="00271454" style:font-size-asian="14pt" style:font-size-complex="14pt"/>
    </style:style>
    <style:style style:name="P5" style:family="paragraph" style:parent-style-name="Standard">
      <style:text-properties fo:color="#ce181e" fo:font-size="14pt" officeooo:rsid="00278209" officeooo:paragraph-rsid="00278209" style:font-size-asian="14pt" style:font-size-complex="14pt"/>
    </style:style>
    <style:style style:name="P6" style:family="paragraph" style:parent-style-name="Standard">
      <style:text-properties fo:color="#ce181e" fo:font-size="14pt" officeooo:rsid="00278209" officeooo:paragraph-rsid="0030dd53" style:font-size-asian="14pt" style:font-size-complex="14pt"/>
    </style:style>
    <style:style style:name="P7" style:family="paragraph" style:parent-style-name="Standard">
      <style:text-properties fo:color="#ce181e" fo:font-size="14pt" officeooo:rsid="00278209" officeooo:paragraph-rsid="00319a24" style:font-size-asian="14pt" style:font-size-complex="14pt"/>
    </style:style>
    <style:style style:name="P8" style:family="paragraph" style:parent-style-name="Standard">
      <style:text-properties fo:color="#ce181e" fo:font-size="14pt" officeooo:rsid="00278209" officeooo:paragraph-rsid="00408e0a" style:font-size-asian="14pt" style:font-size-complex="14pt"/>
    </style:style>
    <style:style style:name="P9" style:family="paragraph" style:parent-style-name="Standard">
      <style:text-properties fo:color="#ce181e" fo:font-size="14pt" officeooo:rsid="00278209" officeooo:paragraph-rsid="004e19f5" style:font-size-asian="14pt" style:font-size-complex="14pt"/>
    </style:style>
    <style:style style:name="P10" style:family="paragraph" style:parent-style-name="Standard">
      <style:text-properties fo:color="#ce181e" fo:font-size="14pt" officeooo:rsid="00989e8e" officeooo:paragraph-rsid="00989e8e" style:font-size-asian="14pt" style:font-size-complex="14pt"/>
    </style:style>
    <style:style style:name="P11" style:family="paragraph" style:parent-style-name="Standard">
      <style:text-properties fo:color="#ce181e" style:text-line-through-style="solid" style:text-line-through-type="single" fo:font-size="14pt" officeooo:rsid="008abc23" officeooo:paragraph-rsid="008c919a" style:font-size-asian="14pt" style:font-size-complex="14pt"/>
    </style:style>
    <style:style style:name="P12" style:family="paragraph" style:parent-style-name="Standard">
      <style:text-properties fo:color="#ce181e" style:text-line-through-style="solid" style:text-line-through-type="single" fo:font-size="14pt" officeooo:rsid="008abc23" officeooo:paragraph-rsid="008abc23" style:font-size-asian="14pt" style:font-size-complex="14pt"/>
    </style:style>
    <style:style style:name="P13" style:family="paragraph" style:parent-style-name="Standard">
      <style:text-properties fo:color="#ce181e" style:text-line-through-style="solid" style:text-line-through-type="single" fo:font-size="14pt" officeooo:rsid="009607d7" officeooo:paragraph-rsid="009607d7" style:font-size-asian="14pt" style:font-size-complex="14pt"/>
    </style:style>
    <style:style style:name="P14" style:family="paragraph" style:parent-style-name="Standard">
      <style:text-properties officeooo:rsid="0025162a" officeooo:paragraph-rsid="0025162a"/>
    </style:style>
    <style:style style:name="P15" style:family="paragraph" style:parent-style-name="Standard">
      <style:text-properties fo:color="#f58220" fo:font-size="12pt" officeooo:rsid="00631cbf" officeooo:paragraph-rsid="0065bc16" style:font-size-asian="12pt" style:font-size-complex="12pt"/>
    </style:style>
    <style:style style:name="P16" style:family="paragraph" style:parent-style-name="Standard">
      <style:text-properties fo:color="#000000" fo:font-size="12pt" officeooo:rsid="002b55f0" officeooo:paragraph-rsid="002b55f0" style:font-size-asian="10.5pt" style:font-size-complex="12pt"/>
    </style:style>
    <style:style style:name="P17" style:family="paragraph" style:parent-style-name="Standard">
      <style:text-properties fo:color="#000000" fo:font-size="12pt" officeooo:rsid="002d111e" officeooo:paragraph-rsid="002d111e" style:font-size-asian="10.5pt" style:font-size-complex="12pt"/>
    </style:style>
    <style:style style:name="P18" style:family="paragraph" style:parent-style-name="Standard">
      <style:text-properties fo:color="#000000" fo:font-size="12pt" officeooo:rsid="002fc9fb" officeooo:paragraph-rsid="002fc9fb" style:font-size-asian="10.5pt" style:font-size-complex="12pt"/>
    </style:style>
    <style:style style:name="P19" style:family="paragraph" style:parent-style-name="Standard">
      <style:text-properties fo:color="#000000" fo:font-size="12pt" officeooo:rsid="00327c6f" officeooo:paragraph-rsid="00327c6f" style:font-size-asian="12pt" style:font-size-complex="12pt"/>
    </style:style>
    <style:style style:name="P20" style:family="paragraph" style:parent-style-name="Standard">
      <style:text-properties fo:color="#000000" fo:font-size="12pt" officeooo:rsid="0034f17c" officeooo:paragraph-rsid="0034f17c" style:font-size-asian="12pt" style:font-size-complex="12pt"/>
    </style:style>
    <style:style style:name="P21" style:family="paragraph" style:parent-style-name="Standard">
      <style:text-properties fo:color="#000000" fo:font-size="12pt" officeooo:rsid="0034f17c" officeooo:paragraph-rsid="003a2a43" style:font-size-asian="12pt" style:font-size-complex="12pt"/>
    </style:style>
    <style:style style:name="P22" style:family="paragraph" style:parent-style-name="Standard">
      <style:text-properties fo:color="#000000" fo:font-size="12pt" officeooo:rsid="0034f17c" officeooo:paragraph-rsid="003b9855" style:font-size-asian="12pt" style:font-size-complex="12pt"/>
    </style:style>
    <style:style style:name="P23" style:family="paragraph" style:parent-style-name="Standard">
      <style:text-properties fo:color="#000000" fo:font-size="12pt" officeooo:rsid="0041ad89" officeooo:paragraph-rsid="0041ad89" style:font-size-asian="12pt" style:font-size-complex="12pt"/>
    </style:style>
    <style:style style:name="P24" style:family="paragraph" style:parent-style-name="Standard">
      <style:text-properties fo:color="#000000" fo:font-size="12pt" officeooo:rsid="0044b9ff" officeooo:paragraph-rsid="0044b9ff" style:font-size-asian="12pt" style:font-size-complex="12pt"/>
    </style:style>
    <style:style style:name="P25" style:family="paragraph" style:parent-style-name="Standard">
      <style:text-properties fo:color="#000000" fo:font-size="12pt" officeooo:rsid="00489fa3" officeooo:paragraph-rsid="00489fa3" style:font-size-asian="12pt" style:font-size-complex="12pt"/>
    </style:style>
    <style:style style:name="P26" style:family="paragraph" style:parent-style-name="Standard">
      <style:text-properties fo:color="#000000" fo:font-size="12pt" officeooo:rsid="004a2425" officeooo:paragraph-rsid="004a2425" style:font-size-asian="12pt" style:font-size-complex="12pt"/>
    </style:style>
    <style:style style:name="P27" style:family="paragraph" style:parent-style-name="Standard">
      <style:text-properties fo:color="#000000" fo:font-size="12pt" officeooo:rsid="004f4deb" officeooo:paragraph-rsid="004f4deb" style:font-size-asian="12pt" style:font-size-complex="12pt"/>
    </style:style>
    <style:style style:name="P28" style:family="paragraph" style:parent-style-name="Standard">
      <style:text-properties fo:color="#000000" fo:font-size="12pt" officeooo:rsid="00541a68" officeooo:paragraph-rsid="005c758b" style:font-size-asian="12pt" style:font-size-complex="12pt"/>
    </style:style>
    <style:style style:name="P29" style:family="paragraph" style:parent-style-name="Standard">
      <style:text-properties fo:color="#000000" fo:font-size="12pt" officeooo:rsid="0065bc16" officeooo:paragraph-rsid="0065bc16" style:font-size-asian="12pt" style:font-size-complex="12pt"/>
    </style:style>
    <style:style style:name="P30" style:family="paragraph" style:parent-style-name="Standard">
      <style:text-properties fo:color="#000000" fo:font-size="12pt" officeooo:rsid="006af11e" officeooo:paragraph-rsid="006af11e" style:font-size-asian="12pt" style:font-size-complex="12pt"/>
    </style:style>
    <style:style style:name="P31" style:family="paragraph" style:parent-style-name="Standard">
      <style:text-properties fo:color="#000000" fo:font-size="12pt" officeooo:rsid="00755b58" officeooo:paragraph-rsid="00755b58" style:font-size-asian="12pt" style:font-size-complex="12pt"/>
    </style:style>
    <style:style style:name="P32" style:family="paragraph" style:parent-style-name="Standard">
      <style:text-properties fo:color="#000000" fo:font-size="12pt" officeooo:rsid="00760f68" officeooo:paragraph-rsid="00760f68" style:font-size-asian="12pt" style:font-size-complex="12pt"/>
    </style:style>
    <style:style style:name="P33" style:family="paragraph" style:parent-style-name="Standard">
      <style:text-properties fo:color="#000000" fo:font-size="12pt" officeooo:rsid="0077e81b" officeooo:paragraph-rsid="0077e81b" style:font-size-asian="12pt" style:font-size-complex="12pt"/>
    </style:style>
    <style:style style:name="P34" style:family="paragraph" style:parent-style-name="Standard">
      <style:text-properties fo:color="#000000" fo:font-size="12pt" officeooo:rsid="007ea633" officeooo:paragraph-rsid="007ea633" style:font-size-asian="12pt" style:font-size-complex="12pt"/>
    </style:style>
    <style:style style:name="P35" style:family="paragraph" style:parent-style-name="Standard">
      <style:text-properties fo:color="#000000" fo:font-size="12pt" officeooo:rsid="0087bac4" officeooo:paragraph-rsid="0087bac4" style:font-size-asian="12pt" style:font-size-complex="12pt"/>
    </style:style>
    <style:style style:name="P36" style:family="paragraph" style:parent-style-name="Standard">
      <style:text-properties fo:color="#000000" style:text-line-through-style="solid" style:text-line-through-type="single" fo:font-size="12pt" officeooo:rsid="0087bac4" officeooo:paragraph-rsid="0087bac4" style:font-size-asian="12pt" style:font-size-complex="12pt"/>
    </style:style>
    <style:style style:name="P37" style:family="paragraph" style:parent-style-name="Standard">
      <style:text-properties fo:color="#000000" style:text-line-through-style="solid" style:text-line-through-type="single" fo:font-size="12pt" officeooo:rsid="008abc23" officeooo:paragraph-rsid="008abc23" style:font-size-asian="12pt" style:font-size-complex="12pt"/>
    </style:style>
    <style:style style:name="P38" style:family="paragraph" style:parent-style-name="Standard">
      <style:text-properties fo:color="#000000" style:text-line-through-style="solid" style:text-line-through-type="single" fo:font-size="12pt" officeooo:rsid="008abc23" officeooo:paragraph-rsid="008c919a" style:font-size-asian="12pt" style:font-size-complex="12pt"/>
    </style:style>
    <style:style style:name="P39" style:family="paragraph">
      <style:text-properties fo:font-size="12pt"/>
    </style:style>
    <style:style style:name="P40" style:family="paragraph">
      <loext:graphic-properties draw:fill-color="#ffffff"/>
      <style:text-properties fo:font-size="12pt"/>
    </style:style>
    <style:style style:name="P41" style:family="paragraph">
      <style:paragraph-properties fo:text-align="center"/>
      <style:text-properties fo:font-size="12pt"/>
    </style:style>
    <style:style style:name="P42" style:family="paragraph">
      <style:paragraph-properties fo:text-align="center"/>
    </style:style>
    <style:style style:name="T1" style:family="text">
      <style:text-properties officeooo:rsid="001ddb22"/>
    </style:style>
    <style:style style:name="T2" style:family="text">
      <style:text-properties officeooo:rsid="001fb898"/>
    </style:style>
    <style:style style:name="T3" style:family="text">
      <style:text-properties fo:color="#f58220"/>
    </style:style>
    <style:style style:name="T4" style:family="text">
      <style:text-properties fo:color="#f58220" officeooo:rsid="001fb898"/>
    </style:style>
    <style:style style:name="T5" style:family="text">
      <style:text-properties officeooo:rsid="00255158"/>
    </style:style>
    <style:style style:name="T6" style:family="text">
      <style:text-properties officeooo:rsid="002fc9fb"/>
    </style:style>
    <style:style style:name="T7" style:family="text">
      <style:text-properties officeooo:rsid="00301613"/>
    </style:style>
    <style:style style:name="T8" style:family="text">
      <style:text-properties officeooo:rsid="0030dd53"/>
    </style:style>
    <style:style style:name="T9" style:family="text">
      <style:text-properties officeooo:rsid="00319a24"/>
    </style:style>
    <style:style style:name="T10" style:family="text">
      <style:text-properties officeooo:rsid="00327c6f"/>
    </style:style>
    <style:style style:name="T11" style:family="text">
      <style:text-properties officeooo:rsid="0033977e"/>
    </style:style>
    <style:style style:name="T12" style:family="text">
      <style:text-properties officeooo:rsid="003511ac"/>
    </style:style>
    <style:style style:name="T13" style:family="text">
      <style:text-properties officeooo:rsid="0036bc7a"/>
    </style:style>
    <style:style style:name="T14" style:family="text">
      <style:text-properties officeooo:rsid="003959e0"/>
    </style:style>
    <style:style style:name="T15" style:family="text">
      <style:text-properties officeooo:rsid="003a2a43"/>
    </style:style>
    <style:style style:name="T16" style:family="text">
      <style:text-properties officeooo:rsid="003e9cba"/>
    </style:style>
    <style:style style:name="T17" style:family="text">
      <style:text-properties officeooo:rsid="003eaaef"/>
    </style:style>
    <style:style style:name="T18" style:family="text">
      <style:text-properties fo:color="#000000" officeooo:rsid="00651cad"/>
    </style:style>
    <style:style style:name="T19" style:family="text">
      <style:text-properties fo:color="#ccbe00" officeooo:rsid="003a2a43"/>
    </style:style>
    <style:style style:name="T20" style:family="text">
      <style:text-properties fo:color="#ccbe00" officeooo:rsid="003e9cba"/>
    </style:style>
    <style:style style:name="T21" style:family="text">
      <style:text-properties fo:color="#ccbe00" officeooo:rsid="003eaaef"/>
    </style:style>
    <style:style style:name="T22" style:family="text">
      <style:text-properties officeooo:rsid="00408e0a"/>
    </style:style>
    <style:style style:name="T23" style:family="text">
      <style:text-properties officeooo:rsid="0042d60c"/>
    </style:style>
    <style:style style:name="T24" style:family="text">
      <style:text-properties officeooo:rsid="004688a8"/>
    </style:style>
    <style:style style:name="T25" style:family="text">
      <style:text-properties officeooo:rsid="00486b88"/>
    </style:style>
    <style:style style:name="T26" style:family="text">
      <style:text-properties officeooo:rsid="0049e6d7"/>
    </style:style>
    <style:style style:name="T27" style:family="text">
      <style:text-properties officeooo:rsid="004af18e"/>
    </style:style>
    <style:style style:name="T28" style:family="text">
      <style:text-properties officeooo:rsid="004e19f5"/>
    </style:style>
    <style:style style:name="T29" style:family="text">
      <style:text-properties officeooo:rsid="004fa757"/>
    </style:style>
    <style:style style:name="T30" style:family="text">
      <style:text-properties officeooo:rsid="005050b1"/>
    </style:style>
    <style:style style:name="T31" style:family="text">
      <style:text-properties officeooo:rsid="0050ed3f"/>
    </style:style>
    <style:style style:name="T32" style:family="text">
      <style:text-properties officeooo:rsid="0051b899"/>
    </style:style>
    <style:style style:name="T33" style:family="text">
      <style:text-properties officeooo:rsid="005b0f28"/>
    </style:style>
    <style:style style:name="T34" style:family="text">
      <style:text-properties officeooo:rsid="005c758b"/>
    </style:style>
    <style:style style:name="T35" style:family="text">
      <style:text-properties officeooo:rsid="005ef04d"/>
    </style:style>
    <style:style style:name="T36" style:family="text">
      <style:text-properties officeooo:rsid="00608c78"/>
    </style:style>
    <style:style style:name="T37" style:family="text">
      <style:text-properties officeooo:rsid="0061ae51"/>
    </style:style>
    <style:style style:name="T38" style:family="text">
      <style:text-properties officeooo:rsid="0068358e"/>
    </style:style>
    <style:style style:name="T39" style:family="text">
      <style:text-properties officeooo:rsid="006c9832"/>
    </style:style>
    <style:style style:name="T40" style:family="text">
      <style:text-properties officeooo:rsid="006e6e49"/>
    </style:style>
    <style:style style:name="T41" style:family="text">
      <style:text-properties officeooo:rsid="00760f68"/>
    </style:style>
    <style:style style:name="T42" style:family="text">
      <style:text-properties officeooo:rsid="007fe515"/>
    </style:style>
    <style:style style:name="T43" style:family="text">
      <style:text-properties officeooo:rsid="00815146"/>
    </style:style>
    <style:style style:name="T44" style:family="text">
      <style:text-properties officeooo:rsid="0088787e"/>
    </style:style>
    <style:style style:name="T45" style:family="text">
      <style:text-properties style:text-line-through-style="none" style:text-line-through-type="none"/>
    </style:style>
    <style:style style:name="T46" style:family="text">
      <style:text-properties style:text-line-through-style="none" style:text-line-through-type="none" officeooo:rsid="00896ac7"/>
    </style:style>
    <style:style style:name="T47" style:family="text">
      <style:text-properties style:text-line-through-style="none" style:text-line-through-type="none" officeooo:rsid="0089f230"/>
    </style:style>
    <style:style style:name="T48" style:family="text">
      <style:text-properties style:text-line-through-style="none" style:text-line-through-type="none" officeooo:rsid="008c919a"/>
    </style:style>
    <style:style style:name="T49" style:family="text">
      <style:text-properties style:text-line-through-style="none" style:text-line-through-type="none" officeooo:rsid="008d2539"/>
    </style:style>
    <style:style style:name="T50" style:family="text">
      <style:text-properties style:text-line-through-style="none" style:text-line-through-type="none" officeooo:rsid="008d99a6"/>
    </style:style>
    <style:style style:name="T51" style:family="text">
      <style:text-properties style:text-line-through-style="none" style:text-line-through-type="none" officeooo:rsid="0090bcf1"/>
    </style:style>
    <style:style style:name="T52" style:family="text">
      <style:text-properties style:text-line-through-style="none" style:text-line-through-type="none" officeooo:rsid="0090e9f8"/>
    </style:style>
    <style:style style:name="T53" style:family="text">
      <style:text-properties style:text-line-through-style="none" style:text-line-through-type="none" fo:font-weight="bold" officeooo:rsid="008c919a" style:font-weight-asian="bold" style:font-weight-complex="bold"/>
    </style:style>
    <style:style style:name="T54" style:family="text">
      <style:text-properties style:text-line-through-style="none" style:text-line-through-type="none" fo:font-weight="bold" officeooo:rsid="008d2539" style:font-weight-asian="bold" style:font-weight-complex="bold"/>
    </style:style>
    <style:style style:name="T55" style:family="text">
      <style:text-properties style:text-line-through-style="none" style:text-line-through-type="none" officeooo:rsid="009f42f7"/>
    </style:style>
    <style:style style:name="T56" style:family="text">
      <style:text-properties style:text-line-through-style="none" style:text-line-through-type="none" officeooo:rsid="00a07bb2"/>
    </style:style>
    <style:style style:name="gr1" style:family="graphic">
      <style:graphic-properties draw:fill-color="#ffffff" draw:textarea-horizontal-align="justify" draw:textarea-vertical-align="middle" draw:auto-grow-height="false" fo:min-height="3.307cm" fo:min-width="5.79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51cm" fo:min-width="0.5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ÉFINITIONS</text:p>
      <text:p text:style-name="Standard"/>
      <text:p text:style-name="P4">1)Données</text:p>
      <text:p text:style-name="P4"/>
      <text:p text:style-name="P2">En <text:span text:style-name="T2">informatique une donnée est une information numérique et alpha-numérique </text:span>codée et lisible par la seule machine en vue de leurs enregistrement, traitement, conservation et communication.</text:p>
      <text:p text:style-name="P2"><text:line-break/><text:span text:style-name="T3">Ex</text:span><text:span text:style-name="T4">em</text:span><text:span text:style-name="T3">pl</text:span><text:span text:style-name="T4">e</text:span>: On décide de stocker des données définissant des personnes dans une base de données. On définira les données de l’entité Personne <text:span text:style-name="T1">comme ceci :</text:span></text:p>
      <text:p text:style-name="P1">--<text:span text:style-name="T1">Numéro matricule : <text:s/>001255</text:span></text:p>
      <text:p text:style-name="P1">--<text:span text:style-name="T1">Nom : LAWSON</text:span></text:p>
      <text:p text:style-name="P1">--<text:span text:style-name="T1">Prénom : Afi</text:span></text:p>
      <text:p text:style-name="P1">--<text:span text:style-name="T1">Sexe : F</text:span></text:p>
      <text:p text:style-name="P1">--<text:span text:style-name="T1">Date_Naissance : 10/10/2001</text:span></text:p>
      <text:p text:style-name="P1"/>
      <text:p text:style-name="P14">001255, <text:span text:style-name="T5">LAWSON, Afi, F, 10/10/2001</text:span> constituent les données permettant de caractériser mademoiselle LAWSON.</text:p>
      <text:p text:style-name="P14">Pour des traitements informatiques concernant plusieurs personnes il faudra le choix d’une structure pour stocker toutes les informations de ces personnes </text:p>
      <text:p text:style-name="P14"/>
      <text:p text:style-name="P5">2)Structures</text:p>
      <text:p text:style-name="P5"/>
      <text:p text:style-name="P16">Une structure de données est une manière d’organiser et de stocker les informations pour en faciliter <text:s/>l’accès ou dans d’autres buts.</text:p>
      <text:p text:style-name="P17">Une structure est une interface qui consiste en un ensemble de procédures pour ajouter, effacer, accéder, réorganiser, etc les données. Une structure de données conserve des données et éventuellement des m<text:span text:style-name="T6">é</text:span>ta-données.</text:p>
      <text:p text:style-name="P17"/>
      <text:p text:style-name="P6"><text:span text:style-name="T9">3</text:span>)Structures <text:span text:style-name="T8">de données en informatique</text:span></text:p>
      <text:p text:style-name="P6"/>
      <text:p text:style-name="P18">En informatique une structure de données est une structure logique destinée à contenir des données afin de leur donner une organisation permettant de simplifier leur traitement. <text:span text:style-name="T7">Une structure de données implémente concrètement un type abstrait.</text:span></text:p>
      <text:p text:style-name="P18"/>
      <text:p text:style-name="P7"><text:span text:style-name="T9">4</text:span>)<text:span text:style-name="T10">Objectif de l’organisation des données</text:span></text:p>
      <text:p text:style-name="P7"/>
      <text:p text:style-name="P19">Pour prendre un exemple de la vie quotidienne, <text:span text:style-name="T11">on peut présenter des numéros de téléphone par région, par ville, par nom et par profession comme dans les annuaires téléphonique.</text:span></text:p>
      <text:p text:style-name="P20">À chaque usage correspondra une structure d’annuaire appropriée.</text:p>
      <text:p text:style-name="P20">Le fait d’utiliser une structure de donnée appropriée <text:span text:style-name="T12">d’un traitement informatique peut également faire baisser de manière significative la complexité d’une application informatique et ainsi contribuer à diminuer le taux d’erreurs.</text:span></text:p>
      <text:p text:style-name="P20"><text:tab/>*<text:span text:style-name="T13">Exemple de structure de données :</text:span></text:p>
      <text:p text:style-name="P21"><text:span text:style-name="T14">Différentes structures de données existent pour des données différentes ou répondant à des contraintes algorithmiques différentes : </text:span></text:p>
      <text:p text:style-name="P22"><text:tab/>--<text:span text:style-name="T19">Structures finies </text:span><text:span text:style-name="T15">:</text:span></text:p>
      <text:p text:style-name="P22"><text:tab/><text:tab/><text:span text:style-name="T31">+Constante</text:span></text:p>
      <text:p text:style-name="P22"><text:tab/><text:tab/><text:span text:style-name="T31">+Variables</text:span></text:p>
      <text:p text:style-name="P22"><text:tab/><text:tab/><text:span text:style-name="T31">+Enregistrement</text:span></text:p>
      <text:p text:style-name="P22"><text:tab/>--<text:span text:style-name="T20">Structures indexées</text:span><text:span text:style-name="T16"> :</text:span></text:p>
      <text:p text:style-name="P22"><text:tab/><text:tab/><text:span text:style-name="T32">+Tableau sur [1….n]</text:span></text:p>
      <text:p text:style-name="P22"><text:soft-page-break/><text:tab/><text:tab/><text:span text:style-name="T32">+Tableau sur [1….n][1….m]</text:span></text:p>
      <text:p text:style-name="P22"><text:tab/>--<text:span text:style-name="T21">Structures récursives</text:span><text:span text:style-name="T17"> :</text:span></text:p>
      <text:p text:style-name="P22"><text:tab/><text:tab/><text:span text:style-name="T32">+Listes</text:span></text:p>
      <text:p text:style-name="P22"><text:tab/><text:tab/><text:span text:style-name="T32">+Arbres</text:span></text:p>
      <text:p text:style-name="P22"><text:tab/><text:tab/><text:span text:style-name="T32">+Graphes</text:span></text:p>
      <text:p text:style-name="P22"/>
      <text:p text:style-name="P8"><text:span text:style-name="T28">5</text:span>)<text:span text:style-name="T22">Les collections séquentielles</text:span></text:p>
      <text:p text:style-name="P8"/>
      <text:p text:style-name="P23">Une collection séquentielle permet de ranger <text:s/><text:span text:style-name="T23">des objets dans un ordre arbitraire. On parle de collection indexée lorsqu’on peut accéder à chaque élément par un numéro d’ordre d’index.</text:span></text:p>
      <text:p text:style-name="P24">Le choix d’une implémentation particulière dépend d’un certain nombre de compromis, <text:span text:style-name="T24">comme l’occupation mémoire ou les performances requises pour diverses opérations de base :</text:span></text:p>
      <text:p text:style-name="P24"/>
      <text:p text:style-name="P24">--<text:span text:style-name="T25">Itération, ajout d’un élément ( au début, à la fin, ou à un endroit quelconque de la collection)</text:span></text:p>
      <text:p text:style-name="P24">--<text:span text:style-name="T25">Indexation, suppression, décompte du nombre d’éléments.</text:span></text:p>
      <text:p text:style-name="P24"/>
      <text:p text:style-name="P25">Il existe deux <text:span text:style-name="T26">grand</text:span> types de collections <text:span text:style-name="T26">indexées :</text:span></text:p>
      <text:p text:style-name="P25"><text:span text:style-name="T26">--Les Listes</text:span></text:p>
      <text:p text:style-name="P25"><text:span text:style-name="T26">--Les Tableaux ou Vecteurs</text:span></text:p>
      <text:p text:style-name="P25"/>
      <text:p text:style-name="P26">Un certain nombre de structures de données sont des restrictions de collections séquentielles qui n’autorisent qu’un sous ensemble des opérations de base :</text:p>
      <text:p text:style-name="P26">--<text:span text:style-name="T27">Les Piles</text:span></text:p>
      <text:p text:style-name="P26">--<text:span text:style-name="T27">Les Files</text:span></text:p>
      <text:p text:style-name="P25"><text:tab/></text:p>
      <text:p text:style-name="P9"><text:span text:style-name="T30">6</text:span>)<text:span text:style-name="T29">La collection de données</text:span></text:p>
      <text:p text:style-name="P9"/>
      <text:p text:style-name="P27">Une collection est un regroupement fini de donnée dont le nombre n’est pas fixé à priori.</text:p>
      <text:p text:style-name="P28">Ainsi les collections que l’on utilise en informatique sont des données dynamiques. <text:span text:style-name="T33">Le nombre de leur éléments varie au cours de l’exécution du programme puisque l’on peut ajouter et supprimer des éléments en cours de traitement.</text:span></text:p>
      <text:p text:style-name="P28"><text:span text:style-name="T34">Plus précisément les opérations que l’on autorise sur les collections sont les suivantes : </text:span><text:s/></text:p>
      <text:p text:style-name="P24">-<text:span text:style-name="T34">Déterminer le nombre d’éléments de la collection.</text:span></text:p>
      <text:p text:style-name="P24">-<text:span text:style-name="T35">Tester l’appartenance d’un élément à la collection.</text:span></text:p>
      <text:p text:style-name="P24">-<text:span text:style-name="T36">Ajouter un élément à la collection.</text:span></text:p>
      <text:p text:style-name="P24">-<text:span text:style-name="T37">Supprimer un élément de la collection.</text:span></text:p>
      <text:p text:style-name="P15">Exemple : <text:span text:style-name="T18">TAS de chaussures</text:span></text:p>
      <text:p text:style-name="P15"><text:s/></text:p>
      <text:p text:style-name="P29">Dans le tas de chaussures il est très facile d’ajouter une paire de chaussures sur le tas: <text:span text:style-name="T38">Il suffit de la jeter sans précaution sur les autres chaussures.</text:span></text:p>
      <text:p text:style-name="P30">Par contre pour supprimer une chaussure particulière du tas, <text:span text:style-name="T39">ce sera beaucoup plus difficile car il faudra d’abord la retrouver dans cet amas de chaussures non structuré.<text:line-break/>On distingue classiquement trois grand types de collections :</text:span></text:p>
      <text:p text:style-name="P30">--<text:span text:style-name="T40">Les séquences</text:span></text:p>
      <text:p text:style-name="P30">--<text:span text:style-name="T40">Les Arbres</text:span></text:p>
      <text:p text:style-name="P30">--<text:span text:style-name="T40">Les Graphes</text:span></text:p>
      <text:p text:style-name="P30"/>
      <text:p text:style-name="P10">7) Les séquences</text:p>
      <text:p text:style-name="P31">Une séquence est une suite ordonnée d’éléments éventuellement vide <text:span text:style-name="T41">accessible par leur rang dans la séquence.</text:span></text:p>
      <text:p text:style-name="P32"><text:soft-page-break/>Dans une séquence chaque élément a un prédécesseur ( Sauf le premier élément qui n’a pas de prédécesseur ) et successeur ( Sauf le dernier qui n’a pas de successeur ).</text:p>
      <text:p text:style-name="P32"/>
      <text:p text:style-name="P33"/>
      <text:p text:style-name="P33"><draw:custom-shape text:anchor-type="paragraph" draw:z-index="0" draw:name="Forme1" draw:style-name="gr1" draw:text-style-name="P40" svg:width="5.797cm" svg:height="3.308cm" svg:x="7.084cm" svg:y="0.347cm"><text:p text:style-name="P39"><text:tab/>Guichet </text:p><draw:enhanced-geometry svg:viewBox="0 0 21600 21600" draw:mirror-horizontal="false" draw:mirror-vertical="false" draw:type="rectangle" draw:enhanced-path="M 0 0 L 21600 0 21600 21600 0 21600 0 0 Z N"/></draw:custom-shape></text:p>
      <text:p text:style-name="P33"><draw:custom-shape text:anchor-type="paragraph" draw:z-index="1" draw:name="Forme2" draw:style-name="gr2" draw:text-style-name="P41" svg:width="0.719cm" svg:height="0.719cm" svg:x="10.365cm" svg:y="0.41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3"/>
      <text:p text:style-name="P33"><draw:polyline text:anchor-type="paragraph" draw:z-index="2" draw:name="Forme3" draw:style-name="gr3" draw:text-style-name="P42" svg:width="0.793cm" svg:height="0.025cm" draw:transform="rotate (-1.5707963267949) translate (10.7350277777778cm 0.294569444444444cm)" svg:viewBox="0 0 794 26" draw:points="0,0 291,0 556,0 794,26"><text:p/></draw:polyline><draw:path text:anchor-type="paragraph" draw:z-index="3" draw:name="Forme4" draw:style-name="gr3" draw:text-style-name="P42" svg:width="1.063cm" svg:height="0.665cm" draw:transform="rotate (-2.8632126378967) translate (11.3505602432475cm 0.789988132395381cm)" svg:viewBox="0 0 1064 666" svg:d="M527 589c226 191 868-708 323-73-291 340-612 23-770-193l-80-298 7-25"><text:p/></draw:path></text:p>
      <text:p text:style-name="P33"/>
      <text:p text:style-name="P33"><draw:path text:anchor-type="paragraph" draw:z-index="4" draw:name="Forme5" draw:style-name="gr3" draw:text-style-name="P42" svg:width="0.812cm" svg:height="0.611cm" draw:transform="rotate (-2.72341176481195) translate (11.1839846390608cm 0.443111221441663cm)" svg:viewBox="0 0 813 612" svg:d="M422 612c1049-166-832-22 282-48 429-10-533 49-704-110l107-242-21-212"><text:p/></draw:path>A<text:tab/>B<text:tab/>C<text:tab/>D<text:tab/>E <text:s text:c="2"/><text:span text:style-name="T42">=&gt;</text:span><text:tab/><text:tab/> Guichet</text:p>
      <text:p text:style-name="P33"/>
      <text:p text:style-name="P33"/>
      <text:p text:style-name="P33"/>
      <text:p text:style-name="P34">Une liste de noms, <text:span text:style-name="T43">une pile d’assiettes, ou une file de spectateurs sont des exemples de files séquentielles de la vie courante.</text:span></text:p>
      <text:p text:style-name="P34"/>
      <text:p text:style-name="P35">En langage Python, <text:span text:style-name="T44">on utilisera trois types de </text:span></text:p>
      <text:p text:style-name="P35"/>
      <text:p text:style-name="P35">– <text:span text:style-name="T44">Les chaînes de caractères( <text:s/>Type String , Ex: «Bonjour» )</text:span></text:p>
      <text:p text:style-name="P36"><text:span text:style-name="T47">– </text:span><text:span text:style-name="T46">Les n-uplets( <text:s/>Type Tuple, Ex (), (1,2,3), (‘a’,2, (2,3)) <text:s/>)</text:span></text:p>
      <text:p text:style-name="P37"><text:span text:style-name="T46">– L</text:span><text:span text:style-name="T45">es listes( <text:s/>Type, Ex [], </text:span><text:span text:style-name="T49">[a, b, c], </text:span><text:span text:style-name="T45"><text:s/></text:span><text:span text:style-name="T55">[1, ‘e’, (1,3,[1,3])</text:span><text:span text:style-name="T56">] <text:s/></text:span><text:span text:style-name="T45">)</text:span></text:p>
      <text:p text:style-name="P37"><text:span text:style-name="T45"/></text:p>
      <text:p text:style-name="P12"><text:span text:style-name="T45">8) Les arbres</text:span></text:p>
      <text:p text:style-name="P37"><text:span text:style-name="T45"/></text:p>
      <text:p text:style-name="P38"><text:span text:style-name="T45">Un arbre est une collection d’éléments appelés nœuds, </text:span><text:span text:style-name="T48">organisés d’une manière hiérarchique a partir d’un nœuds particuliers appelés nœuds de la racine.</text:span></text:p>
      <text:p text:style-name="P38"><text:span text:style-name="T48"/></text:p>
      <text:p text:style-name="P11"><text:span text:style-name="T48">9) Les graphes</text:span></text:p>
      <text:p text:style-name="P38"><text:span text:style-name="T48"/></text:p>
      <text:p text:style-name="P38"><text:span text:style-name="T53">Un graphe est une collection d’éléments appelés sommets </text:span><text:span text:style-name="T54">et de relation entre ces sommets.</text:span><text:span text:style-name="T49"> </text:span><text:span text:style-name="T50">Dans un graphe chaque élément peut avoir plusieurs prédécesseurs et plusieurs successeurs. </text:span><text:span text:style-name="T51">Un m</text:span><text:span text:style-name="T52">ê</text:span><text:span text:style-name="T51">me élément peut être à la fois prédécesseur et successeur d’un autre sommet y compris de lui même. </text:span><text:span text:style-name="T52"><text:s/>Les graphes permettent de manipuler plus facilement les objets et leurs relations.</text:span></text:p>
      <text:p text:style-name="P36"><text:span text:style-name="T46"/></text:p>
      <text:p text:style-name="P13"><text:span text:style-name="T46">1</text:span><text:span text:style-name="T45">0) Les chaînes de caractèr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4T11:35:54.980926489</meta:creation-date>
    <dc:date>2018-04-14T13:37:13.203220447</dc:date>
    <meta:editing-duration>PT1H48M49S</meta:editing-duration>
    <meta:editing-cycles>121</meta:editing-cycles>
    <meta:generator>LibreOffice/5.4.5.1$Linux_X86_64 LibreOffice_project/40m0$Build-1</meta:generator>
    <meta:document-statistic meta:table-count="0" meta:image-count="0" meta:object-count="0" meta:page-count="3" meta:paragraph-count="74" meta:word-count="831" meta:character-count="5360" meta:non-whitespace-character-count="4573"/>
  </office:meta>
</office:document-meta>
</file>